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Task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Task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isCaching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get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isValidRdbms( Connection con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DBCTask.setAutocommit( boolean auto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getDriver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JDBCTask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setCaching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setDriver( String dr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getConnec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DBCTask.setFailOnConnectionErr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getLoad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getRdb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isAut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setUserid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ask.setRdbms( String rdb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